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fb098" officeooo:paragraph-rsid="000fb098"/>
    </style:style>
    <style:style style:name="P2" style:family="paragraph" style:parent-style-name="Standard">
      <style:paragraph-properties fo:text-align="center" style:justify-single-word="false" style:writing-mode="rl-tb"/>
      <style:text-properties officeooo:rsid="000fb098" officeooo:paragraph-rsid="000fb098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fd30e" officeooo:paragraph-rsid="000fd30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fd30e" officeooo:paragraph-rsid="0010327b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0327b" officeooo:paragraph-rsid="0010327b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0327b" officeooo:paragraph-rsid="0010327b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17b5e" officeooo:paragraph-rsid="00117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یا حکیم</text:p>
      <text:p text:style-name="P2"/>
      <text:p text:style-name="P1"><text:bookmark-start text:name="__DdeLink__2_106419103"/>صورت جلسه‌ی Release Planning پروژه‌ی Agile<text:bookmark-end text:name="__DdeLink__2_106419103"/></text:p>
      <text:p text:style-name="P1"/>
      <text:p text:style-name="P3">افراد حاضر در جلسه:</text:p>
      <text:p text:style-name="P3">سجاد جلالی (Product Owner)</text:p>
      <text:p text:style-name="P3">محمدحسین سخاوت (Scrum Master)</text:p>
      <text:p text:style-name="P4">پویا مصدق (Scrum Team)</text:p>
      <text:p text:style-name="P4"/>
      <text:p text:style-name="P4"/>
      <text:p text:style-name="P5">در این جلسه به این نتیجه رسیدیم که حداقل چیزی که در این Release می‌توانیم به مشتری تحویل دهیم، سیستمی است که کاربر می‌تواند در آن ثبت‌نام کند و تحت عنوان کاربر خودش وارد شود، می‌تواند منابع جدید در سیستم قرار دهد و دیگران بتوانند آن‌ها را مشاهده کنند، و امکان نظردهی راجع‌به مطالب دیگران وجود دارد.</text:p>
      <text:p text:style-name="P5">دلیل این تصمیم این‌ بود که چیزی کمتر از این قابل ارائه تحت یک Release نیست.</text:p>
      <text:p text:style-name="P5"/>
      <text:p text:style-name="P7">تصمیم بر این شد که Velocity در ابتدا ۸ الی ۱۰ در نظر گرفته شود.</text:p>
      <text:p text:style-name="P7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2:48:11.662377691</meta:creation-date>
    <dc:date>2014-11-30T15:49:23.503824321</dc:date>
    <meta:editing-duration>PT11M6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112" meta:character-count="572" meta:non-whitespace-character-count="469"/>
  </office:meta>
</office:document-meta>
</file>